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8ea" officeooo:paragraph-rsid="0014b8ea"/>
    </style:style>
    <style:style style:name="P2" style:family="paragraph" style:parent-style-name="Standard">
      <style:text-properties fo:font-size="22pt" officeooo:rsid="0014b8ea" officeooo:paragraph-rsid="0014b8ea" style:font-size-asian="22pt" style:font-size-complex="22pt"/>
    </style:style>
    <style:style style:name="P3" style:family="paragraph" style:parent-style-name="Standard">
      <style:text-properties fo:font-size="16pt" officeooo:rsid="0014b8ea" officeooo:paragraph-rsid="0014b8ea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erreiros</text:p>
      <text:p text:style-name="P1">Voz da Verdade</text:p>
      <text:p text:style-name="P1"/>
      <text:p text:style-name="P1"/>
      <text:p text:style-name="P3">Somos guerreiro escolhidos por Deus pra batalha vencer</text:p>
      <text:p text:style-name="P3">Nosso lema é só olhar para Cristo e nada temer</text:p>
      <text:p text:style-name="P3">Nós pisamos na cabeça de satanás</text:p>
      <text:p text:style-name="P3">Somos povo santo e poderoso</text:p>
      <text:p text:style-name="P3">Se o inimigo correr nós o alcançamos</text:p>
      <text:p text:style-name="P3">Se parar nós o destruimos</text:p>
      <text:p text:style-name="P3"/>
      <text:p text:style-name="P3">Guerrear na força de Jeová</text:p>
      <text:p text:style-name="P3">Guerrear na força de Jeová</text:p>
      <text:p text:style-name="P3"/>
      <text:p text:style-name="P3">Se o inimigo então nos desafiar o fogo irá cair</text:p>
      <text:p text:style-name="P3">Esse fogo então nos protegerá e o inimigo ira fugir</text:p>
      <text:p text:style-name="P3">Jesus é chamado rei dos reis na sua cocha escrito esta</text:p>
      <text:p text:style-name="P3">É o Senhor de todos os senhores ele é o próprio Jeóva</text:p>
      <text:p text:style-name="P3"/>
      <text:p text:style-name="P3">Guerrear na força de Jeová</text:p>
      <text:p text:style-name="P3">Guerrear na força de Jeóv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08:05.629109383</meta:creation-date>
    <dc:date>2016-05-13T23:09:22.742429813</dc:date>
    <meta:editing-duration>PT1M17S</meta:editing-duration>
    <meta:editing-cycles>1</meta:editing-cycles>
    <meta:document-statistic meta:table-count="0" meta:image-count="0" meta:object-count="0" meta:page-count="1" meta:paragraph-count="16" meta:word-count="108" meta:character-count="553" meta:non-whitespace-character-count="461"/>
    <meta:generator>LibreOffice/5.1.2.2$Linux_X86_64 LibreOffice_project/10m0$Build-2</meta:generator>
  </office:meta>
</office:document-meta>
</file>